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907cm" style:rel-column-width="2215*"/>
    </style:style>
    <style:style style:name="Table1.B" style:family="table-column">
      <style:table-column-properties style:column-width="13.093cm" style:rel-column-width="742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25cf7" officeooo:paragraph-rsid="00025cf7"/>
    </style:style>
    <style:style style:name="P2" style:family="paragraph" style:parent-style-name="Standard">
      <style:paragraph-properties fo:text-align="start" style:justify-single-word="false"/>
      <style:text-properties officeooo:rsid="00025cf7" officeooo:paragraph-rsid="00025cf7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25cf7" officeooo:paragraph-rsid="00025cf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25cf7"/>
    </style:style>
    <style:style style:name="P5" style:family="paragraph" style:parent-style-name="Standard">
      <style:paragraph-properties fo:text-align="start" style:justify-single-word="false"/>
      <style:text-properties officeooo:paragraph-rsid="0003b3ec"/>
    </style:style>
    <style:style style:name="P6" style:family="paragraph" style:parent-style-name="Standard">
      <style:paragraph-properties fo:text-align="start" style:justify-single-word="false"/>
      <style:text-properties officeooo:rsid="0003b3ec" officeooo:paragraph-rsid="0003b3ec"/>
    </style:style>
    <style:style style:name="P7" style:family="paragraph" style:parent-style-name="Table_20_Contents">
      <style:paragraph-properties fo:text-align="center" style:justify-single-word="false"/>
      <style:text-properties officeooo:rsid="00025cf7" officeooo:paragraph-rsid="00025cf7"/>
    </style:style>
    <style:style style:name="P8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5cf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5cf7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2</text:p>
      <text:p text:style-name="P1"/>
      <text:p text:style-name="P1">Roll No: MT2024064</text:p>
      <text:p text:style-name="P1"/>
      <text:p text:style-name="P1">Name: Jaimin Jadvani</text:p>
      <text:p text:style-name="P1"/>
      <text:p text:style-name="P4"><text:span text:style-name="T2">Part A: </text:span>Non-technical textual description of the business problem from markdb</text:p>
      <text:p text:style-name="P4"/>
      <text:p text:style-name="P2">Question: <text:span text:style-name="T1">Find the most sold product subcategory in the year 2009 for each month.</text:span></text:p>
      <text:p text:style-name="P2"><text:span text:style-name="T1"/></text:p>
      <text:p text:style-name="P4"><text:span text:style-name="T2">Part B: </text:span><text:span text:style-name="T3">Tabular representation of the final output</text:span></text:p>
      <text:p text:style-name="P4"><text:span text:style-name="T4"/></text:p>
      <text:p text:style-name="P2"><text:span text:style-name="T3">Output:</text:span></text:p>
      <text:p text:style-name="P2"><text:span text:style-name="T3"/></text:p>
      <text:p text:style-name="P2"><text:span text:style-name="T3"><text:tab/> Month<text:tab/><text:tab/><text:tab/><text:tab/><text:tab/><text:tab/>Product Sub Category</text:span></text:p>
      <table:table table:name="Table1" table:style-name="Table1">
        <table:table-column table:style-name="Table1.A"/>
        <table:table-column table:style-name="Table1.B"/>
        <table:table-row table:style-name="TableLine93856351867344">
          <table:table-cell table:style-name="Table1.A1" office:value-type="string">
            <text:p text:style-name="P7">1</text:p>
          </table:table-cell>
          <table:table-cell table:style-name="Table1.B1" office:value-type="string">
            <text:p text:style-name="P8">PAPER</text:p>
          </table:table-cell>
        </table:table-row>
        <table:table-row table:style-name="TableLine93856351867344">
          <table:table-cell table:style-name="Table1.A2" office:value-type="string">
            <text:p text:style-name="P7">2</text:p>
          </table:table-cell>
          <table:table-cell table:style-name="Table1.B2" office:value-type="string">
            <text:p text:style-name="P8">OFFICE FURNISHINGS</text:p>
          </table:table-cell>
        </table:table-row>
        <table:table-row table:style-name="TableLine93856351867344">
          <table:table-cell table:style-name="Table1.A2" office:value-type="string">
            <text:p text:style-name="P7">3</text:p>
          </table:table-cell>
          <table:table-cell table:style-name="Table1.B2" office:value-type="string">
            <text:p text:style-name="P8">OFFICE FURNISHINGS</text:p>
          </table:table-cell>
        </table:table-row>
        <table:table-row table:style-name="TableLine93856351867344">
          <table:table-cell table:style-name="Table1.A2" office:value-type="string">
            <text:p text:style-name="P7">4</text:p>
          </table:table-cell>
          <table:table-cell table:style-name="Table1.B2" office:value-type="string">
            <text:p text:style-name="P7">PAPER</text:p>
          </table:table-cell>
        </table:table-row>
        <table:table-row table:style-name="TableLine93856351867344">
          <table:table-cell table:style-name="Table1.A2" office:value-type="string">
            <text:p text:style-name="P7">5</text:p>
          </table:table-cell>
          <table:table-cell table:style-name="Table1.B2" office:value-type="string">
            <text:p text:style-name="P8">OFFICE FURNISHINGS</text:p>
          </table:table-cell>
        </table:table-row>
        <table:table-row table:style-name="TableLine93856351867344">
          <table:table-cell table:style-name="Table1.A2" office:value-type="string">
            <text:p text:style-name="P7">6</text:p>
          </table:table-cell>
          <table:table-cell table:style-name="Table1.B2" office:value-type="string">
            <text:p text:style-name="P8">PAPER</text:p>
          </table:table-cell>
        </table:table-row>
        <table:table-row table:style-name="TableLine93856351867344">
          <table:table-cell table:style-name="Table1.A2" office:value-type="string">
            <text:p text:style-name="P7">7</text:p>
          </table:table-cell>
          <table:table-cell table:style-name="Table1.B2" office:value-type="string">
            <text:p text:style-name="P8">TELEPHONES AND COMMUNICATION</text:p>
          </table:table-cell>
        </table:table-row>
        <table:table-row table:style-name="TableLine93856351867344">
          <table:table-cell table:style-name="Table1.A2" office:value-type="string">
            <text:p text:style-name="P7">8</text:p>
          </table:table-cell>
          <table:table-cell table:style-name="Table1.B2" office:value-type="string">
            <text:p text:style-name="P8">BINDERS AND BINDER ACCESSORIES</text:p>
          </table:table-cell>
        </table:table-row>
        <table:table-row table:style-name="TableLine93856351867344">
          <table:table-cell table:style-name="Table1.A2" office:value-type="string">
            <text:p text:style-name="P7">9</text:p>
          </table:table-cell>
          <table:table-cell table:style-name="Table1.B2" office:value-type="string">
            <text:p text:style-name="P8">PENS &amp; ART SUPPLIES</text:p>
          </table:table-cell>
        </table:table-row>
        <table:table-row table:style-name="TableLine93856351867344">
          <table:table-cell table:style-name="Table1.A2" office:value-type="string">
            <text:p text:style-name="P7">10</text:p>
          </table:table-cell>
          <table:table-cell table:style-name="Table1.B2" office:value-type="string">
            <text:p text:style-name="P7">PAPER</text:p>
          </table:table-cell>
        </table:table-row>
        <table:table-row table:style-name="TableLine93856351867344">
          <table:table-cell table:style-name="Table1.A2" office:value-type="string">
            <text:p text:style-name="P7">11</text:p>
          </table:table-cell>
          <table:table-cell table:style-name="Table1.B2" office:value-type="string">
            <text:p text:style-name="P8">TELEPHONES AND COMMUNICATION</text:p>
          </table:table-cell>
        </table:table-row>
        <table:table-row table:style-name="TableLine93856351867344">
          <table:table-cell table:style-name="Table1.A2" office:value-type="string">
            <text:p text:style-name="P7">12</text:p>
          </table:table-cell>
          <table:table-cell table:style-name="Table1.B2" office:value-type="string">
            <text:p text:style-name="P7">PAPER</text:p>
          </table:table-cell>
        </table:table-row>
      </table:table>
      <text:p text:style-name="P2"><text:span text:style-name="T3"/></text:p>
      <text:p text:style-name="P4"><text:span text:style-name="T2">Part C: </text:span><text:span text:style-name="T3">SQL query that produces the necessary output as per the table in PART B above</text:span></text:p>
      <text:p text:style-name="P4"><text:span text:style-name="T4"/></text:p>
      <text:p text:style-name="P6"><text:span text:style-name="T4">Q</text:span><text:span text:style-name="T3">uery:</text:span></text:p>
      <text:p text:style-name="P6"><text:span text:style-name="T3"/></text:p>
      <text:p text:style-name="P5"><text:span text:style-name="T4">with cte1 as (</text:span></text:p>
      <text:p text:style-name="P5"><text:span text:style-name="T4"><text:tab/>select month(do.order_date) as month, fs.prod_id, COUNT(*) as no_of_prod_sales from <text:tab/>fact_sales fs natural join dim_order do WHERE year(do.order_date) = '2009' GROUP BY <text:tab/>month(do.order_date), fs.prod_id ORDER BY month ASC, no_of_prod_sales desc</text:span></text:p>
      <text:p text:style-name="P5"><text:span text:style-name="T4">), </text:span></text:p>
      <text:p text:style-name="P5"><text:span text:style-name="T4">cte2 as ( </text:span></text:p>
      <text:p text:style-name="P5"><text:span text:style-name="T4"><text:tab/>select tc.month, first_value(prod_id) over(partition by month) as product_id from cte1 tc </text:span></text:p>
      <text:p text:style-name="P5"><text:span text:style-name="T4">), </text:span></text:p>
      <text:p text:style-name="P5"><text:span text:style-name="T4">cte3 as (</text:span></text:p>
      <text:p text:style-name="P5"><text:span text:style-name="T4"><text:tab/>select * from cte2 GROUP BY month, product_id</text:span></text:p>
      <text:p text:style-name="P5"><text:span text:style-name="T4">) </text:span></text:p>
      <text:p text:style-name="P5"><text:span text:style-name="T4">select tc3.month, dp.product_sub_category FROM cte3 tc3 JOIN dim_prod dp ON tc3.product_id = dp.prod_id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7T17:43:27.317574972</meta:creation-date>
    <dc:date>2025-02-17T17:58:52.723354004</dc:date>
    <meta:editing-duration>PT4M5S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1" meta:paragraph-count="44" meta:word-count="175" meta:character-count="1115" meta:non-whitespace-character-count="967"/>
  </office:meta>
</office:document-meta>
</file>